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B000001D9BE449231.png" manifest:media-type="image/png"/>
  <manifest:file-entry manifest:full-path="Pictures/10000000000003C00000050023D3F2C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65095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87cm, 0cm, 12.024cm, 0cm)" draw:image-opacity="100%" style:mirror="none" loext:decorative="false"/>
    </style:style>
    <style:style style:name="gr3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true" fo:min-height="1.789cm" fo:min-width="1.59cm" loext:decorative="false"/>
      <style:paragraph-properties style:writing-mode="lr-tb"/>
    </style:style>
    <style:style style:name="gr4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06cm" svg:stroke-color="#78037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598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448cm" fo:min-width="0cm" loext:decorative="false"/>
      <style:paragraph-properties style:writing-mode="lr-tb"/>
    </style:style>
    <style:style style:name="gr9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342cm" fo:min-width="0cm" loext:decorative="false"/>
      <style:paragraph-properties style:writing-mode="lr-tb"/>
    </style:style>
    <style:style style:name="gr10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674cm" fo:min-width="0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538cm" fo:min-width="0cm" loext:decorative="false"/>
      <style:paragraph-properties style:writing-mode="lr-tb"/>
    </style:style>
    <style:style style:name="gr13" style:family="graphic" style:parent-style-name="objectwithoutfill">
      <style:graphic-properties svg:stroke-width="0.106cm" svg:stroke-color="#80008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objectwithoutfill">
      <style:graphic-properties svg:stroke-width="0.106cm" svg:stroke-color="#ff860d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Default_20_Drawing_20_Style_5f_1">
      <style:graphic-properties svg:stroke-color="#ffffff" draw:fill-color="#ffffff" draw:textarea-horizontal-align="justify" draw:textarea-vertical-align="middle" draw:auto-grow-height="false" fo:min-height="1.004cm" fo:min-width="3.2cm" loext:decorative="false"/>
    </style:style>
    <style:style style:name="gr18" style:family="graphic" style:parent-style-name="Default_20_Drawing_20_Style_5f_1">
      <style:graphic-properties svg:stroke-width="0.081cm" svg:stroke-color="#ff0000" draw:marker-start-width="0.321cm" draw:marker-end-width="0.321cm" draw:fill="none" draw:fill-color="#ff0000" loext:fill-use-slide-background="false" draw:textarea-horizontal-align="justify" draw:textarea-vertical-align="middle" draw:auto-grow-height="false" fo:min-height="0.553cm" fo:min-width="0.298cm" fo:padding-top="0.165cm" fo:padding-bottom="0.165cm" fo:padding-left="0.29cm" fo:padding-right="0.29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Arial Black"/>
    </style:style>
    <style:style style:name="P4" style:family="paragraph">
      <loext:graphic-properties draw:fill="none" draw:fill-color="#ffffff"/>
      <style:text-properties style:font-name="Arial Black"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0000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4.25cm" svg:y1="11.5cm" svg:x2="4.5cm" svg:y2="10.25cm">
          <text:p/>
        </draw:line>
        <draw:line draw:style-name="gr1" draw:text-style-name="P1" draw:layer="layout" svg:x1="4.25cm" svg:y1="11.5cm" svg:x2="2.25cm" svg:y2="11.5cm">
          <text:p/>
        </draw:line>
        <draw:frame draw:style-name="gr2" draw:text-style-name="P2" draw:layer="layout" svg:width="18.999cm" svg:height="7.099cm" svg:x="0.901cm" svg:y="3.15cm">
          <draw:image xlink:href="Pictures/10000000000003C00000050023D3F2CD.png" xlink:type="simple" xlink:show="embed" xlink:actuate="onLoad" draw:mime-type="image/png">
            <text:p/>
          </draw:image>
        </draw:frame>
        <draw:frame draw:style-name="gr3" draw:text-style-name="P3" draw:layer="layout" svg:width="2.09cm" svg:height="2.039cm" svg:x="11.474cm" svg:y="10.3cm">
          <draw:text-box>
            <text:p><text:span text:style-name="T1">Eth1</text:span><text:span text:style-name="T1"><text:line-break/></text:span><text:span text:style-name="T1">1Гб</text:span></text:p>
          </draw:text-box>
        </draw:frame>
        <draw:frame draw:style-name="gr3" draw:text-style-name="P3" draw:layer="layout" svg:width="2.09cm" svg:height="2.039cm" svg:x="16.424cm" svg:y="10.461cm">
          <draw:text-box>
            <text:p><text:span text:style-name="T1">Eth2</text:span><text:span text:style-name="T1"><text:line-break/></text:span><text:span text:style-name="T1">1Гб</text:span></text:p>
          </draw:text-box>
        </draw:frame>
        <draw:line draw:style-name="gr4" draw:text-style-name="P1" draw:layer="layout" svg:x1="13.474cm" svg:y1="12.3cm" svg:x2="13.474cm" svg:y2="10.05cm">
          <text:p/>
        </draw:line>
        <draw:line draw:style-name="gr4" draw:text-style-name="P1" draw:layer="layout" svg:x1="13.474cm" svg:y1="12.25cm" svg:x2="11.75cm" svg:y2="12.25cm">
          <text:p/>
        </draw:line>
        <draw:line draw:style-name="gr4" draw:text-style-name="P1" draw:layer="layout" svg:x1="16.424cm" svg:y1="12.5cm" svg:x2="16.374cm" svg:y2="10.15cm">
          <text:p/>
        </draw:line>
        <draw:line draw:style-name="gr4" draw:text-style-name="P1" draw:layer="layout" svg:x1="18.374cm" svg:y1="12.45cm" svg:x2="16.374cm" svg:y2="12.45cm">
          <text:p/>
        </draw:line>
        <draw:line draw:style-name="gr5" draw:text-style-name="P1" draw:layer="layout" svg:x1="11.4cm" svg:y1="13.4cm" svg:x2="11.15cm" svg:y2="9.9cm">
          <text:p/>
        </draw:line>
        <draw:line draw:style-name="gr5" draw:text-style-name="P1" draw:layer="layout" svg:x1="11.4cm" svg:y1="13.4cm" svg:x2="9.4cm" svg:y2="13.4cm">
          <text:p/>
        </draw:line>
        <draw:frame draw:style-name="gr6" draw:text-style-name="P4" draw:layer="layout" svg:width="2.59cm" svg:height="0.848cm" svg:x="9.6cm" svg:y="12.65cm">
          <draw:text-box>
            <text:p><text:span text:style-name="T2">HD</text:span><text:span text:style-name="T2">MI</text:span></text:p>
          </draw:text-box>
        </draw:frame>
        <draw:line draw:style-name="gr7" draw:text-style-name="P1" draw:layer="layout" svg:x1="7.75cm" svg:y1="13.25cm" svg:x2="8.2cm" svg:y2="10cm">
          <text:p/>
        </draw:line>
        <draw:line draw:style-name="gr7" draw:text-style-name="P1" draw:layer="layout" svg:x1="7.75cm" svg:y1="13.25cm" svg:x2="6cm" svg:y2="13.25cm">
          <text:p/>
        </draw:line>
        <draw:line draw:style-name="gr7" draw:text-style-name="P1" draw:layer="layout" svg:x1="8.75cm" svg:y1="14cm" svg:x2="9.25cm" svg:y2="10cm">
          <text:p/>
        </draw:line>
        <draw:line draw:style-name="gr7" draw:text-style-name="P1" draw:layer="layout" svg:x1="8.65cm" svg:y1="14.008cm" svg:x2="6.507cm" svg:y2="14.008cm">
          <text:p/>
        </draw:line>
        <draw:frame draw:style-name="gr8" draw:text-style-name="P4" draw:layer="layout" svg:width="2.59cm" svg:height="0.827cm" svg:x="6.5cm" svg:y="13.323cm">
          <draw:text-box>
            <text:p><text:span text:style-name="T2">USB2.0</text:span></text:p>
          </draw:text-box>
        </draw:frame>
        <draw:frame draw:style-name="gr6" draw:text-style-name="P4" draw:layer="layout" svg:width="2.59cm" svg:height="0.848cm" svg:x="5.948cm" svg:y="12.519cm">
          <draw:text-box>
            <text:p><text:span text:style-name="T2">USB3.0</text:span></text:p>
          </draw:text-box>
        </draw:frame>
        <draw:frame draw:style-name="gr9" draw:text-style-name="P4" draw:layer="layout" svg:width="6.2cm" svg:height="0.827cm" svg:x="1.7cm" svg:y="11.673cm">
          <draw:text-box>
            <text:p><text:span text:style-name="T2">DC+OTG Type-C USB</text:span></text:p>
          </draw:text-box>
        </draw:frame>
        <draw:frame draw:style-name="gr10" draw:text-style-name="P4" draw:layer="layout" svg:width="2.59cm" svg:height="0.924cm" svg:x="2.41cm" svg:y="10.75cm">
          <draw:text-box>
            <text:p><text:span text:style-name="T2">RS485</text:span></text:p>
          </draw:text-box>
        </draw:frame>
        <draw:line draw:style-name="gr1" draw:text-style-name="P1" draw:layer="layout" svg:x1="6cm" svg:y1="12.5cm" svg:x2="6.677cm" svg:y2="9.874cm">
          <text:p/>
        </draw:line>
        <draw:line draw:style-name="gr1" draw:text-style-name="P1" draw:layer="layout" svg:x1="6cm" svg:y1="12.5cm" svg:x2="2cm" svg:y2="12.5cm">
          <text:p/>
        </draw:line>
        <draw:frame draw:style-name="gr11" draw:text-style-name="P1" draw:layer="layout" svg:width="17.573cm" svg:height="10.719cm" svg:x="1.901cm" svg:y="16.311cm">
          <draw:image xlink:href="Pictures/100000000000030B000001D9BE449231.png" xlink:type="simple" xlink:show="embed" xlink:actuate="onLoad" draw:mime-type="image/png">
            <text:p/>
          </draw:image>
        </draw:frame>
        <draw:line draw:style-name="gr4" draw:text-style-name="P1" draw:layer="layout" svg:x1="9.532cm" svg:y1="16.344cm" svg:x2="9.301cm" svg:y2="15.879cm">
          <text:p/>
        </draw:line>
        <draw:line draw:style-name="gr4" draw:text-style-name="P1" draw:layer="layout" svg:x1="9.301cm" svg:y1="15.879cm" svg:x2="7.451cm" svg:y2="15.879cm">
          <text:p/>
        </draw:line>
        <draw:frame draw:style-name="gr12" draw:text-style-name="P4" draw:layer="layout" svg:width="2.396cm" svg:height="0.827cm" svg:x="7.219cm" svg:y="15.182cm">
          <draw:text-box>
            <text:p><text:span text:style-name="T2">RTC Bat</text:span></text:p>
          </draw:text-box>
        </draw:frame>
        <draw:line draw:style-name="gr13" draw:text-style-name="P1" draw:layer="layout" svg:x1="13cm" svg:y1="16.344cm" svg:x2="12.769cm" svg:y2="15.879cm">
          <text:p/>
        </draw:line>
        <draw:line draw:style-name="gr13" draw:text-style-name="P1" draw:layer="layout" svg:x1="12.788cm" svg:y1="15.918cm" svg:x2="10.938cm" svg:y2="15.918cm">
          <text:p/>
        </draw:line>
        <draw:frame draw:style-name="gr12" draw:text-style-name="P4" draw:layer="layout" svg:width="3.7cm" svg:height="0.827cm" svg:x="10.919cm" svg:y="15.182cm">
          <draw:text-box>
            <text:p><text:span text:style-name="T2">LVDS 40pin</text:span></text:p>
          </draw:text-box>
        </draw:frame>
        <draw:line draw:style-name="gr14" draw:text-style-name="P1" draw:layer="layout" svg:x1="3.751cm" svg:y1="20.06cm" svg:x2="3.751cm" svg:y2="15.879cm">
          <text:p/>
        </draw:line>
        <draw:line draw:style-name="gr15" draw:text-style-name="P1" draw:layer="layout" svg:x1="6.063cm" svg:y1="15.879cm" svg:x2="3.751cm" svg:y2="15.879cm">
          <text:p/>
        </draw:line>
        <draw:frame draw:style-name="gr12" draw:text-style-name="P4" draw:layer="layout" svg:width="2.858cm" svg:height="0.827cm" svg:x="3.797cm" svg:y="15.089cm">
          <draw:text-box>
            <text:p><text:span text:style-name="T2">DN IN 5V</text:span></text:p>
          </draw:text-box>
        </draw:frame>
        <draw:line draw:style-name="gr16" draw:text-style-name="P1" draw:layer="layout" svg:x1="2.595cm" svg:y1="27.959cm" svg:x2="2.595cm" svg:y2="24.242cm">
          <text:p/>
        </draw:line>
        <draw:frame draw:style-name="gr12" draw:text-style-name="P4" draw:layer="layout" svg:width="2.395cm" svg:height="0.827cm" svg:x="2.595cm" svg:y="27.262cm">
          <draw:text-box>
            <text:p><text:span text:style-name="T2">PD</text:span><text:span text:style-name="T2">1</text:span></text:p>
          </draw:text-box>
        </draw:frame>
        <draw:line draw:style-name="gr14" draw:text-style-name="P1" draw:layer="layout" svg:x1="4.445cm" svg:y1="27.959cm" svg:x2="2.595cm" svg:y2="27.959cm">
          <text:p/>
        </draw:line>
        <draw:line draw:style-name="gr16" draw:text-style-name="P1" draw:layer="layout" svg:x1="19.013cm" svg:y1="27.727cm" svg:x2="19.013cm" svg:y2="24.01cm">
          <text:p/>
        </draw:line>
        <draw:frame draw:style-name="gr12" draw:text-style-name="P4" draw:layer="layout" svg:width="2.396cm" svg:height="0.827cm" svg:x="17.394cm" svg:y="27.03cm">
          <draw:text-box>
            <text:p><text:span text:style-name="T2">PD</text:span><text:span text:style-name="T2">2</text:span></text:p>
          </draw:text-box>
        </draw:frame>
        <draw:line draw:style-name="gr14" draw:text-style-name="P1" draw:layer="layout" svg:x1="19.013cm" svg:y1="27.727cm" svg:x2="17.163cm" svg:y2="27.727cm">
          <text:p/>
        </draw:line>
        <draw:custom-shape draw:style-name="gr17" draw:text-style-name="P5" draw:layer="layout" svg:width="3.7cm" svg:height="1.254cm" svg:x="16.7cm" svg:y="14.95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157cm" svg:y1="17.737cm" svg:x2="14.619cm" svg:y2="15.879cm">
          <text:p/>
        </draw:line>
        <draw:custom-shape draw:style-name="gr18" draw:text-style-name="P6" draw:layer="layout" svg:width="0.878cm" svg:height="0.883cm" svg:x="13.787cm" svg:y="17.691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4" draw:layer="layout" svg:width="2.858cm" svg:height="0.827cm" svg:x="14.527cm" svg:y="15.182cm">
          <draw:text-box>
            <text:p><text:span text:style-name="T2">MASKROM</text:span></text:p>
          </draw:text-box>
        </draw:frame>
        <draw:line draw:style-name="gr15" draw:text-style-name="P1" draw:layer="layout" svg:x1="16.885cm" svg:y1="15.786cm" svg:x2="14.573cm" svg:y2="15.786cm">
          <text:p/>
        </draw:line>
        <draw:frame draw:style-name="gr19" draw:text-style-name="P7" draw:layer="layout" svg:width="5.836cm" svg:height="0.962cm" svg:x="1.164cm" svg:y="1.288cm">
          <draw:text-box>
            <text:p>Схема NAPI2 rev2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11:52:28.708329553</meta:creation-date>
    <dc:date>2026-01-20T11:56:27.343892153</dc:date>
    <meta:editing-duration>PT3M59S</meta:editing-duration>
    <meta:editing-cycles>2</meta:editing-cycles>
    <meta:generator>LibreOffice/24.2.7.2$Linux_X86_64 LibreOffice_project/420$Build-2</meta:generator>
    <meta:document-statistic meta:object-count="44"/>
  </office:meta>
</office:document-meta>
</file>